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新竹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9721" calcext:value-type="float">
            <text:p>79,72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212" calcext:value-type="float">
            <text:p>12,212</text:p>
          </table:table-cell>
          <table:table-cell table:style-name="ce3" office:value-type="float" office:value="83499" calcext:value-type="float">
            <text:p>83,49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7496" calcext:value-type="float">
            <text:p>77,49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4001" calcext:value-type="float">
            <text:p>264,001</text:p>
          </table:table-cell>
          <table:table-cell table:style-name="ce3" office:value-type="float" office:value="4096" calcext:value-type="float">
            <text:p>4,096</text:p>
          </table:table-cell>
          <table:table-cell table:style-name="ce3" office:value-type="float" office:value="268097" calcext:value-type="float">
            <text:p>268,0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8124" calcext:value-type="float">
            <text:p>268,124</text:p>
          </table:table-cell>
          <table:table-cell table:style-name="ce3" office:value-type="float" office:value="91726" calcext:value-type="float">
            <text:p>91,726</text:p>
          </table:table-cell>
          <table:table-cell table:style-name="ce3" office:value-type="float" office:value="359850" calcext:value-type="float">
            <text:p>359,850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4825" calcext:value-type="float">
            <text:p>34,82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574" calcext:value-type="float">
            <text:p>6,574</text:p>
          </table:table-cell>
          <table:table-cell table:style-name="ce3" office:value-type="float" office:value="40797" calcext:value-type="float">
            <text:p>40,7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8451" calcext:value-type="float">
            <text:p>38,45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25869" calcext:value-type="float">
            <text:p>125,869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127557" calcext:value-type="float">
            <text:p>127,5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7579" calcext:value-type="float">
            <text:p>127,579</text:p>
          </table:table-cell>
          <table:table-cell table:style-name="ce3" office:value-type="float" office:value="41020" calcext:value-type="float">
            <text:p>41,020</text:p>
          </table:table-cell>
          <table:table-cell table:style-name="ce3" office:value-type="float" office:value="168599" calcext:value-type="float">
            <text:p>168,599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682" calcext:value-type="float">
            <text:p>1,682</text:p>
          </table:table-cell>
          <table:table-cell table:style-name="ce4" office:value-type="string" calcext:value-type="string">
            <text:p>4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0" calcext:value-type="float">
            <text:p>1,800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6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6" calcext:value-type="float">
            <text:p>3,30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408" calcext:value-type="float">
            <text:p>4,408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23" calcext:value-type="float">
            <text:p>1,02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964" calcext:value-type="float">
            <text:p>3,964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7" calcext:value-type="float">
            <text:p>3,5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74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496" calcext:value-type="float">
            <text:p>4,496</text:p>
          </table:table-cell>
          <table:table-cell table:style-name="ce4" office:value-type="string" calcext:value-type="string">
            <text:p>76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6" calcext:value-type="float">
            <text:p>4,4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5743" calcext:value-type="float">
            <text:p>5,743</text:p>
          </table:table-cell>
          <table:table-cell table:style-name="ce4" office:value-type="string" calcext:value-type="string">
            <text:p>78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90" calcext:value-type="float">
            <text:p>79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132" calcext:value-type="float">
            <text:p>3,132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23" calcext:value-type="float">
            <text:p>52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35" calcext:value-type="float">
            <text:p>2,935</text:p>
          </table:table-cell>
          <table:table-cell table:style-name="ce4" office:value-type="string" calcext:value-type="string">
            <text:p>76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33" calcext:value-type="float">
            <text:p>4,6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6077" calcext:value-type="float">
            <text:p>6,077</text:p>
          </table:table-cell>
          <table:table-cell table:style-name="ce4" office:value-type="string" calcext:value-type="string">
            <text:p>7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875" calcext:value-type="float">
            <text:p>3,875</text:p>
          </table:table-cell>
          <table:table-cell table:style-name="ce4" office:value-type="string" calcext:value-type="string">
            <text:p>8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87" calcext:value-type="float">
            <text:p>2,787</text:p>
          </table:table-cell>
          <table:table-cell table:style-name="ce4" office:value-type="string" calcext:value-type="string">
            <text:p>7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633" calcext:value-type="float">
            <text:p>2,633</text:p>
          </table:table-cell>
          <table:table-cell table:style-name="ce4" office:value-type="string" calcext:value-type="string">
            <text:p>7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5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344" calcext:value-type="float">
            <text:p>4,344</text:p>
          </table:table-cell>
          <table:table-cell table:style-name="ce4" office:value-type="string" calcext:value-type="string">
            <text:p>7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832" calcext:value-type="float">
            <text:p>3,832</text:p>
          </table:table-cell>
          <table:table-cell table:style-name="ce4" office:value-type="string" calcext:value-type="string">
            <text:p>77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8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746" calcext:value-type="float">
            <text:p>3,746</text:p>
          </table:table-cell>
          <table:table-cell table:style-name="ce4" office:value-type="string" calcext:value-type="string">
            <text:p>77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812" calcext:value-type="float">
            <text:p>2,812</text:p>
          </table:table-cell>
          <table:table-cell table:style-name="ce4" office:value-type="string" calcext:value-type="string">
            <text:p>76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41" calcext:value-type="float">
            <text:p>7,44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508" calcext:value-type="float">
            <text:p>7,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09" calcext:value-type="float">
            <text:p>7,509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9473" calcext:value-type="float">
            <text:p>9,473</text:p>
          </table:table-cell>
          <table:table-cell table:style-name="ce4" office:value-type="string" calcext:value-type="string">
            <text:p>7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22" calcext:value-type="float">
            <text:p>4,7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66" calcext:value-type="float">
            <text:p>4,7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991" calcext:value-type="float">
            <text:p>5,991</text:p>
          </table:table-cell>
          <table:table-cell table:style-name="ce4" office:value-type="string" calcext:value-type="string">
            <text:p>79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92" calcext:value-type="float">
            <text:p>5,69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50" calcext:value-type="float">
            <text:p>5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0" calcext:value-type="float">
            <text:p>5,75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7253" calcext:value-type="float">
            <text:p>7,253</text:p>
          </table:table-cell>
          <table:table-cell table:style-name="ce4" office:value-type="string" calcext:value-type="string">
            <text:p>7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72" calcext:value-type="float">
            <text:p>3,77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067" calcext:value-type="float">
            <text:p>5,067</text:p>
          </table:table-cell>
          <table:table-cell table:style-name="ce4" office:value-type="string" calcext:value-type="string">
            <text:p>7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024" calcext:value-type="float">
            <text:p>4,024</text:p>
          </table:table-cell>
          <table:table-cell table:style-name="ce4" office:value-type="string" calcext:value-type="string">
            <text:p>7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9" calcext:value-type="float">
            <text:p>3,44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765" calcext:value-type="float">
            <text:p>4,765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194" calcext:value-type="float">
            <text:p>5,194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348" calcext:value-type="float">
            <text:p>4,348</text:p>
          </table:table-cell>
          <table:table-cell table:style-name="ce4" office:value-type="string" calcext:value-type="string">
            <text:p>78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1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00" calcext:value-type="float">
            <text:p>3,90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373" calcext:value-type="float">
            <text:p>5,373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018" calcext:value-type="float">
            <text:p>3,018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0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20" calcext:value-type="float">
            <text:p>72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73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034" calcext:value-type="float">
            <text:p>4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4" calcext:value-type="float">
            <text:p>4,03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518" calcext:value-type="float">
            <text:p>5,518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386" calcext:value-type="float">
            <text:p>3,386</text:p>
          </table:table-cell>
          <table:table-cell table:style-name="ce4" office:value-type="string" calcext:value-type="string">
            <text:p>7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1" calcext:value-type="float">
            <text:p>3,86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13" calcext:value-type="float">
            <text:p>3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3" calcext:value-type="float">
            <text:p>3,91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261" calcext:value-type="float">
            <text:p>5,261</text:p>
          </table:table-cell>
          <table:table-cell table:style-name="ce4" office:value-type="string" calcext:value-type="string">
            <text:p>74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4885" calcext:value-type="float">
            <text:p>4,885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886" calcext:value-type="float">
            <text:p>28,88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28871" calcext:value-type="float">
            <text:p>28,87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5681" calcext:value-type="float">
            <text:p>25,68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1019" calcext:value-type="float">
            <text:p>91,019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92473" calcext:value-type="float">
            <text:p>92,4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476" calcext:value-type="float">
            <text:p>92,476</text:p>
          </table:table-cell>
          <table:table-cell table:style-name="ce3" office:value-type="float" office:value="33014" calcext:value-type="float">
            <text:p>33,014</text:p>
          </table:table-cell>
          <table:table-cell table:style-name="ce3" office:value-type="float" office:value="125490" calcext:value-type="float">
            <text:p>125,490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0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764" calcext:value-type="float">
            <text:p>2,764</text:p>
          </table:table-cell>
          <table:table-cell table:style-name="ce4" office:value-type="string" calcext:value-type="string">
            <text:p>74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09" calcext:value-type="float">
            <text:p>1,709</text:p>
          </table:table-cell>
          <table:table-cell table:style-name="ce4" office:value-type="string" calcext:value-type="string">
            <text:p>76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325" calcext:value-type="float">
            <text:p>3,325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64" calcext:value-type="float">
            <text:p>76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207" calcext:value-type="float">
            <text:p>4,207</text:p>
          </table:table-cell>
          <table:table-cell table:style-name="ce4" office:value-type="string" calcext:value-type="string">
            <text:p>7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6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8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97" calcext:value-type="float">
            <text:p>3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7" calcext:value-type="float">
            <text:p>3,29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568" calcext:value-type="float">
            <text:p>4,568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54" calcext:value-type="float">
            <text:p>1,05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150" calcext:value-type="float">
            <text:p>5,150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407" calcext:value-type="float">
            <text:p>4,407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907" calcext:value-type="float">
            <text:p>3,907</text:p>
          </table:table-cell>
          <table:table-cell table:style-name="ce4" office:value-type="string" calcext:value-type="string">
            <text:p>7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175" calcext:value-type="float">
            <text:p>3,175</text:p>
          </table:table-cell>
          <table:table-cell table:style-name="ce4" office:value-type="string" calcext:value-type="string">
            <text:p>75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6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4719" calcext:value-type="float">
            <text:p>4,719</text:p>
          </table:table-cell>
          <table:table-cell table:style-name="ce4" office:value-type="string" calcext:value-type="string">
            <text:p>7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674" calcext:value-type="float">
            <text:p>2,674</text:p>
          </table:table-cell>
          <table:table-cell table:style-name="ce4" office:value-type="string" calcext:value-type="string">
            <text:p>7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600" calcext:value-type="float">
            <text:p>3,600</text:p>
          </table:table-cell>
          <table:table-cell table:style-name="ce4" office:value-type="string" calcext:value-type="string">
            <text:p>8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72" calcext:value-type="float">
            <text:p>5,07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138" calcext:value-type="float">
            <text:p>5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8" calcext:value-type="float">
            <text:p>5,13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643" calcext:value-type="float">
            <text:p>6,643</text:p>
          </table:table-cell>
          <table:table-cell table:style-name="ce4" office:value-type="string" calcext:value-type="string">
            <text:p>77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5797" calcext:value-type="float">
            <text:p>5,797</text:p>
          </table:table-cell>
          <table:table-cell table:style-name="ce4" office:value-type="string" calcext:value-type="string">
            <text:p>75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7" calcext:value-type="float">
            <text:p>4,19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698" calcext:value-type="float">
            <text:p>5,698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380" calcext:value-type="float">
            <text:p>4,380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718" calcext:value-type="float">
            <text:p>3,718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449" calcext:value-type="float">
            <text:p>4,449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74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987" calcext:value-type="float">
            <text:p>3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7" calcext:value-type="float">
            <text:p>3,987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5748" calcext:value-type="float">
            <text:p>5,748</text:p>
          </table:table-cell>
          <table:table-cell table:style-name="ce4" office:value-type="string" calcext:value-type="string">
            <text:p>69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84" calcext:value-type="float">
            <text:p>3,184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570" calcext:value-type="float">
            <text:p>4,570</text:p>
          </table:table-cell>
          <table:table-cell table:style-name="ce4" office:value-type="string" calcext:value-type="string">
            <text:p>7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99" calcext:value-type="float">
            <text:p>2,199</text:p>
          </table:table-cell>
          <table:table-cell table:style-name="ce4" office:value-type="string" calcext:value-type="string">
            <text:p>70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9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/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010" calcext:value-type="float">
            <text:p>16,0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13831" calcext:value-type="float">
            <text:p>13,83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364" calcext:value-type="float">
            <text:p>13,36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7113" calcext:value-type="float">
            <text:p>47,11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8067" calcext:value-type="float">
            <text:p>48,0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69" calcext:value-type="float">
            <text:p>48,069</text:p>
          </table:table-cell>
          <table:table-cell table:style-name="ce3" office:value-type="float" office:value="17692" calcext:value-type="float">
            <text:p>17,692</text:p>
          </table:table-cell>
          <table:table-cell table:style-name="ce3" office:value-type="float" office:value="65761" calcext:value-type="float">
            <text:p>65,761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4" calcext:value-type="float">
            <text:p>3,58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965" calcext:value-type="float">
            <text:p>4,965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26" calcext:value-type="float">
            <text:p>3,2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396" calcext:value-type="float">
            <text:p>4,396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800" calcext:value-type="float">
            <text:p>2,800</text:p>
          </table:table-cell>
          <table:table-cell table:style-name="ce4" office:value-type="string" calcext:value-type="string">
            <text:p>76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11" calcext:value-type="float">
            <text:p>1,0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4759" calcext:value-type="float">
            <text:p>4,759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060" calcext:value-type="float">
            <text:p>3,060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036" calcext:value-type="float">
            <text:p>2,036</text:p>
          </table:table-cell>
          <table:table-cell table:style-name="ce4" office:value-type="string" calcext:value-type="string">
            <text:p>7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5" calcext:value-type="float">
            <text:p>35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351" calcext:value-type="float">
            <text:p>5,351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98" calcext:value-type="float">
            <text:p>2,698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7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662" calcext:value-type="float">
            <text:p>3,662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270" calcext:value-type="float">
            <text:p>4,270</text:p>
          </table:table-cell>
          <table:table-cell table:style-name="ce4" office:value-type="string" calcext:value-type="string">
            <text:p>7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14" calcext:value-type="float">
            <text:p>2,814</text:p>
          </table:table-cell>
          <table:table-cell table:style-name="ce4" office:value-type="string" calcext:value-type="string">
            <text:p>75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26" calcext:value-type="float">
            <text:p>2,126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01" calcext:value-type="float">
            <text:p>2,301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8" calcext:value-type="float">
            <text:p>28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196" calcext:value-type="float">
            <text:p>4,196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8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68.80</text:p>
          </table:table-cell>
          <table:table-cell table:number-columns-repeated="998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" style:display-name="PageStyle_新竹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3178" meta:object-count="0"/>
  </office:meta>
</office:document-meta>
</file>